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bfca1" officeooo:paragraph-rsid="000bfca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style="italic" style:text-underline-style="none" fo:font-weight="normal" officeooo:rsid="000d1091" officeooo:paragraph-rsid="000d1091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size="12pt" fo:font-style="italic" style:text-underline-style="none" fo:font-weight="normal" officeooo:rsid="000fa167" officeooo:paragraph-rsid="000fa167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style:text-underline-style="none" fo:font-weight="normal" officeooo:rsid="0013373c" officeooo:paragraph-rsid="0013373c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Commandes :</text:span></text:p>
      <text:p text:style-name="P1"/>
      <text:p text:style-name="P2">python manage.py runserver <text:span text:style-name="T2">: permet de lancer le serveur de développement intégré à Django.</text:span></text:p>
      <text:p text:style-name="P2"><text:span text:style-name="T2"/></text:p>
      <text:p text:style-name="P3">python manage.py migrate <text:span text:style-name="T2">: permet d’effectuer les migrations.</text:span></text:p>
      <text:p text:style-name="P3"><text:span text:style-name="T2"/></text:p>
      <text:p text:style-name="P4">python manage.py startapp &lt;nom&gt; <text:span text:style-name="T2">: permet de créer une application au « nom » donné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2:01:21.025899801</meta:creation-date>
    <dc:date>2023-06-20T14:24:05.757586734</dc:date>
    <meta:editing-duration>PT2H22M43S</meta:editing-duration>
    <meta:editing-cycles>4</meta:editing-cycles>
    <meta:generator>LibreOffice/7.4.5.1$Linux_X86_64 LibreOffice_project/40$Build-1</meta:generator>
    <meta:document-statistic meta:table-count="0" meta:image-count="0" meta:object-count="0" meta:page-count="1" meta:paragraph-count="4" meta:word-count="39" meta:character-count="247" meta:non-whitespace-character-count="211"/>
  </office:meta>
</office:document-meta>
</file>